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>
      <style:paragraph-properties fo:padding="0.049cm" fo:border="0.002cm solid #000000" style:shadow="#808080 0.18cm 0.18cm"/>
      <style:text-properties style:font-name="FreeMon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Tutoriel de mise en place d'un système de fichier NFS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5"><text:a xlink:type="simple" xlink:href="mailto:jlouisy@etu.enseeiht.fr"><text:span text:style-name="T1">Julien Louisy</text:span></text:a></text:p>
        </text:list-item>
        <text:list-item>
          <text:p text:style-name="P15"><text:a xlink:type="simple" xlink:href="mailto:jlouisy@etu.enseeiht.fr"><text:span text:style-name="T1">Julien Clariond</text:span></text:a></text:p>
        </text:list-item>
        <text:list-item>
          <text:p text:style-name="P15"><text:a xlink:type="simple" xlink:href="mailto:jlouisy@etu.enseeiht.fr"><text:span text:style-name="T1">Hery Randriamanamihaga</text:span></text:a></text:p>
        </text:list-item>
        <text:list-item>
          <text:p text:style-name="P15"><text:a xlink:type="simple" xlink:href="mailto:jlouisy@etu.enseeiht.fr"><text:span text:style-name="T1">Ezequiel Geremia</text:span></text:a></text:p>
        </text:list-item>
        <text:list-item>
          <text:p text:style-name="P15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Sommaire</text:p>
          </text:index-title>
          <text:p text:style-name="P22">1Installation des paquets<text:tab/>3</text:p>
          <text:p text:style-name="P23">1.1Côté serveur<text:tab/>3</text:p>
          <text:p text:style-name="P23">1.2Côté client<text:tab/>3</text:p>
          <text:p text:style-name="P22">2Déploiement d'un serveur NFS<text:tab/>3</text:p>
        </text:index-body>
      </text:table-of-content>
      <text:p text:style-name="Standard"/>
      <text:h text:style-name="P21" text:outline-level="1">Installation des paquets</text:h>
      <text:h text:style-name="Heading_20_2" text:outline-level="2">Côté serveur</text:h>
      <text:p text:style-name="Text_20_body">La mise en place d'un serveur NFS nécessite les paquets suivants:</text:p>
      <text:p text:style-name="P20">nfs-common</text:p>
      <text:p text:style-name="P20">nfs-kernel-server</text:p>
      <text:p text:style-name="Text_20_body">Installer ces paquets via le gestionnaire de paquets Synaptics ou en ligne de commande avec la commande suivante, executée en tant que super utilisateur:</text:p>
      <text:p text:style-name="P20">apt-get install nfs-common nfs-kernel-server</text:p>
      <text:p text:style-name="Text_20_body"/>
      <text:h text:style-name="Heading_20_2" text:outline-level="2">Côté client</text:h>
      <text:p text:style-name="Text_20_body">La mise en place d'un client NFS nécessite le paquet suivant:</text:p>
      <text:p text:style-name="P20">nfs-common</text:p>
      <text:p text:style-name="Text_20_body">Installer ces paquets via le gestionnaire de paquets Synaptics ou en ligne de commande avec la commande suivante, executée en tant que super utilisateur:</text:p>
      <text:p text:style-name="P20">apt-get install nfs-common</text:p>
      <text:h text:style-name="Heading_20_1" text:outline-level="1">Déploiement d'un serveur NFS</text:h>
      <text:p text:style-name="Text_20_body">Editer le fichier <text:span text:style-name="T3">/etc/exports </text:span>du serveur pour y spécifier l'arborescence à exporter. Chaque répertoire exporté a une entrée dans ce fichier dont la syntaxe est la suivante:</text:p>
      <text:p text:style-name="P20">&lt;partage&gt;<text:tab/>&lt;client1&gt;(options) [&lt;client2&gt;(options) ...]</text:p>
      <text:p text:style-name="Text_20_body">où:</text:p>
      <text:p text:style-name="Text_20_body">&lt;partage&gt; indique le chemin de la racine de l'arborescence à exporter</text:p>
      <text:p text:style-name="Text_20_body">&lt;clientX&gt; indique un client qui peut acceder à ce partage. Un client peut être désigné par:</text:p>
      <text:list text:style-name="L2">
        <text:list-item>
          <text:p text:style-name="P11">une adresse IP</text:p>
        </text:list-item>
        <text:list-item>
          <text:p text:style-name="P11">une plage d'adresse IP avec le masque de sous réseau</text:p>
        </text:list-item>
        <text:list-item>
          <text:p text:style-name="P11">un nom de domaine avec un joker qui indique les machines d'un domaine ou d'un sous domaine</text:p>
        </text:list-item>
        <text:list-item>
          <text:p text:style-name="P11">un nom de hôte, à la condition que ce nom soit connu à travers le fichier hosts ou via un serveur D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hery</dc:creator>
    <dc:date>2008-02-13T07:34:17</dc:date>
    <meta:editing-cycles>3</meta:editing-cycles>
    <meta:editing-duration>PT1H46M2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44" meta:word-count="302" meta:character-count="1972"/>
  </office:meta>
</office:document-meta>
</file>